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>
      <style:paragraph-properties fo:margin-left="1in" fo:margin-right="0in" fo:text-indent="-0.25in" style:auto-text-indent="false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Standard"/>
      <text:p text:style-name="Standard">User Stories.</text:p>
      <text:p text:style-name="Standard"/>
      <text:list xml:id="list1108859104" text:style-name="WWNum1">
        <text:list-item>
          <text:p text:style-name="P1">As a user, I want to be able to signup with my email address</text:p>
          <text:list>
            <text:list-item>
              <text:p text:style-name="P2">Email address must pass validation before being submitted to database.</text:p>
            </text:list-item>
            <text:list-item>
              <text:p text:style-name="P2">Email address must not match any email address already stored in database.</text:p>
            </text:list-item>
            <text:list-item>
              <text:p text:style-name="P2">User data needs to be stored on my postgres database via SailsJS.</text:p>
            </text:list-item>
            <text:list-item>
              <text:p text:style-name="P2">Ryan already has signup setup but it has errors.</text:p>
            </text:list-item>
          </text:list>
        </text:list-item>
        <text:list-item>
          <text:p text:style-name="P1">As a user, I want to be mailed my password when I signup.</text:p>
        </text:list-item>
        <text:list-item>
          <text:p text:style-name="P1">As a user, I want to be able to login and logout.</text:p>
          <text:list>
            <text:list-item>
              <text:p text:style-name="P2">Login should persist with cookies until logout.</text:p>
            </text:list-item>
            <text:list-item>
              <text:p text:style-name="P2">Ryan has already set up login and logout, but it has errors.</text:p>
            </text:list-item>
          </text:list>
        </text:list-item>
        <text:list-item>
          <text:p text:style-name="P1">As a user, I want to be able to retrieve and reset a forgotten password .</text:p>
        </text:list-item>
        <text:list-item>
          <text:p text:style-name="P1">As a user, I want to have the option to take a “before" photo with my computer webcam or cellphone camera and have the option to upload a "before" photo from my computer or cell phone.</text:p>
          <text:list>
            <text:list-item>
              <text:p text:style-name="P2">I prefer we use existing Angular file upload library I’ve chosen.</text:p>
            </text:list-item>
            <text:list-item>
              <text:p text:style-name="P2">I prefer we use an Angular library for webcam.</text:p>
            </text:list-item>
            <text:list-item>
              <text:p text:style-name="P2">Image needs to be stored on my S3 server.</text:p>
            </text:list-item>
            <text:list-item>
              <text:p text:style-name="P2">Progress bar should show while image is uploading.</text:p>
            </text:list-item>
            <text:list-item>
              <text:p text:style-name="P2">Ryan has already set up file upload and progress bar for the “before” photo, but it is not 100% complete and clean code.</text:p>
            </text:list-item>
          </text:list>
        </text:list-item>
        <text:list-item>
          <text:p text:style-name="P1">As a user, I want the option to add my 'after' photo immediately or be reminded at a later date to do so. If I choose to be reminded I want to be sent an email based on a specific timeframe that I choose.</text:p>
          <text:list>
            <text:list-item>
              <text:p text:style-name="P2">The reminder email should tell the user to login and take their “after” photo.</text:p>
            </text:list-item>
            <text:list-item>
              <text:p text:style-name="P2">It should be sent on the date they originally specified.</text:p>
            </text:list-item>
            <text:list-item>
              <text:p text:style-name="P2">When the user logs in, they should be taken to the “after.html” screen and shown the options to take photo or upload photo.</text:p>
            </text:list-item>
          </text:list>
        </text:list-item>
        <text:list-item>
          <text:p text:style-name="P1">As a user, I want my before and after photos to be auto-labeled with timestamp and day number.</text:p>
          <text:list>
            <text:list-item>
              <text:p text:style-name="P2">If you can get the photos to load at the proper size in the html, then Ryan can handle this step with Angular/HTML CSS.</text:p>
            </text:list-item>
            <text:list-item>
              <text:p text:style-name="P2">For the after photo, I need you to calculate the number of days elapsed between the Before and After photos by using their timestamps and storing the time elapsed as a scoped variable.</text:p>
            </text:list-item>
          </text:list>
        </text:list-item>
        <text:list-item>
          <text:p text:style-name="P1">As a user, I want my final before and after pics to be aligned next to each other on a frame and scaled to fit Imgur (610px x 490px)</text:p>
          <text:list>
            <text:list-item>
              <text:p text:style-name="P2">I need you to make sure the images are correctly displaying in HTML at the right size and within the right containers.</text:p>
            </text:list-item>
            <text:list-item>
              <text:p text:style-name="P2">Image “framing” design and overlays will be done by Ryan using HTML &amp; CSS.</text:p>
            </text:list-item>
          </text:list>
        </text:list-item>
        <text:list-item>
          <text:p text:style-name="P1">As a user I want to be able to download my final framed photo.</text:p>
          <text:list>
            <text:list-item>
              <text:p text:style-name="P2"><text:soft-page-break/>I think this will require “stitching” together the “before” and “after” pics along with their dates and day labels and then turning into an image that the user can download.</text:p>
            </text:list-item>
          </text:list>
        </text:list-item>
        <text:list-item>
          <text:p text:style-name="P1">As a user, I want to be able to repeat the process anytime (ie clear out my old photos and start again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n" fo:country="US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0pt" style:language-complex="hi" style:country-complex="IN"/>
    </style:default-style>
    <style:default-style style:family="paragraph">
      <style:paragraph-properties fo:margin-left="0in" fo:margin-right="0in" fo:margin-top="0in" fo:margin-bottom="0in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139in" fo:margin-bottom="0in" fo:line-height="100%" fo:keep-together="always" fo:keep-with-next="always"/>
      <style:text-properties style:font-name="Trebuchet MS" fo:font-size="16pt" style:font-name-asian="Trebuchet MS1" style:font-size-asian="16pt" style:font-name-complex="Trebuchet MS1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139in" fo:margin-bottom="0in" fo:line-height="100%" fo:keep-together="always" fo:keep-with-next="always"/>
      <style:text-properties style:font-name="Trebuchet MS" fo:font-size="13pt" fo:font-weight="bold" style:font-name-asian="Trebuchet MS1" style:font-size-asian="13pt" style:font-weight-asian="bold" style:font-name-complex="Trebuchet MS1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111in" fo:margin-bottom="0in" fo:line-height="100%" fo:keep-together="always" fo:keep-with-next="always"/>
      <style:text-properties fo:color="#666666" style:font-name="Trebuchet MS" fo:font-size="12pt" fo:font-weight="bold" style:font-name-asian="Trebuchet MS1" style:font-size-asian="12pt" style:font-weight-asian="bold" style:font-name-complex="Trebuchet MS1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111in" fo:margin-bottom="0in" fo:line-height="100%" fo:keep-together="always" fo:keep-with-next="always"/>
      <style:text-properties fo:color="#666666" style:font-name="Trebuchet MS" fo:font-size="11pt" style:text-underline-style="solid" style:text-underline-width="auto" style:text-underline-color="font-color" style:font-name-asian="Trebuchet MS1" style:font-size-asian="11pt" style:font-name-complex="Trebuchet MS1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111in" fo:margin-bottom="0in" fo:line-height="100%" fo:keep-together="always" fo:keep-with-next="always"/>
      <style:text-properties fo:color="#666666" style:font-name="Trebuchet MS" fo:font-size="11pt" style:font-name-asian="Trebuchet MS1" style:font-size-asian="11pt" style:font-name-complex="Trebuchet MS1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111in" fo:margin-bottom="0in" fo:line-height="100%" fo:keep-together="always" fo:keep-with-next="always"/>
      <style:text-properties fo:color="#666666" style:font-name="Trebuchet MS" fo:font-size="11pt" fo:font-style="italic" style:font-name-asian="Trebuchet MS1" style:font-size-asian="11pt" style:font-style-asian="italic" style:font-name-complex="Trebuchet MS1"/>
    </style:style>
    <style:style style:name="Title" style:family="paragraph" style:parent-style-name="normal" style:next-style-name="Subtitle" style:default-outline-level="" style:class="chapter">
      <style:paragraph-properties fo:margin-top="0in" fo:margin-bottom="0in" fo:line-height="100%" fo:text-align="center" style:justify-single-word="false" fo:keep-together="always" fo:keep-with-next="always"/>
      <style:text-properties style:font-name="Trebuchet MS" fo:font-size="21pt" fo:font-weight="bold" style:font-name-asian="Trebuchet MS1" style:font-size-asian="21pt" style:font-weight-asian="bold" style:font-name-complex="Trebuchet MS1" style:font-size-complex="18pt" style:font-weight-complex="bold"/>
    </style:style>
    <style:style style:name="Subtitle" style:family="paragraph" style:parent-style-name="normal" style:next-style-name="Text_20_body" style:default-outline-level="" style:class="chapter">
      <style:paragraph-properties fo:margin-top="0in" fo:margin-bottom="0.139in" fo:line-height="100%" fo:text-align="center" style:justify-single-word="false" fo:keep-together="always" fo:keep-with-next="always"/>
      <style:text-properties fo:color="#666666" style:font-name="Trebuchet MS" fo:font-size="13pt" fo:font-style="italic" style:font-name-asian="Trebuchet MS1" style:font-size-asian="13pt" style:font-style-asian="italic" style:font-name-complex="Trebuchet MS1" style:font-size-complex="14pt" style:font-style-complex="italic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0" meta:word-count="541" meta:character-count="72" meta:non-whitespace-character-count="2220"/>
    <meta:generator>LibreOffice/3.5$Linux_X86_64 LibreOffice_project/350m1$Build-2</meta:generator>
  </office:meta>
</office:document-meta>
</file>